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10.266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62e4e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62e4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62e4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d62e4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ff" style:vertical-align="middle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d62e4e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13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Product Backlog</text:p>
          </table:table-cell>
          <table:table-cell table:style-name="ce7" office:value-type="string" calcext:value-type="string" table:number-columns-spanned="1" table:number-rows-spanned="2">
            <text:p>Tarefas a serem feitas</text:p>
          </table:table-cell>
          <table:table-cell table:style-name="ce7" office:value-type="string" calcext:value-type="string" table:number-columns-spanned="1" table:number-rows-spanned="2">
            <text:p>Estimativa – h</text:p>
          </table:table-cell>
          <table:table-cell table:style-name="ce16" table:number-columns-repeated="1021"/>
        </table:table-row>
        <table:table-row table:style-name="ro1">
          <table:covered-table-cell table:style-name="ce2"/>
          <table:covered-table-cell table:number-columns-repeated="2" table:style-name="ce8"/>
          <table:table-cell table:style-name="ce8"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12">
            <text:p>Uso dos serviços</text:p>
          </table:table-cell>
          <table:table-cell table:style-name="ce9" office:value-type="string" calcext:value-type="string">
            <text:p>Preparar o banco de dados para armazenar os dados financeiros e pessoais dos usuários</text:p>
          </table:table-cell>
          <table:table-cell table:style-name="ce14" office:value-type="float" office:value="8" calcext:value-type="float">
            <text:p>8</text:p>
          </table:table-cell>
          <table:table-cell table:style-name="ce17" table:number-columns-repeated="1021"/>
        </table:table-row>
        <table:table-row table:style-name="ro1">
          <table:covered-table-cell table:style-name="ce4"/>
          <table:table-cell table:style-name="ce9" office:value-type="string" calcext:value-type="string">
            <text:p>Preparar o backup do banco de dados na íntegra dos usuários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covered-table-cell table:style-name="ce4"/>
          <table:table-cell table:style-name="ce9" office:value-type="string" calcext:value-type="string">
            <text:p>Testes no banco de dados (inclusão, alteração, exclusão e segurança)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calcext:value-type="string">
            <text:p>Implementação do API do Mastercard no nosso aplicativo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calcext:value-type="string">
            <text:p>Testes de comunicação entre nosso app e o API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calcext:value-type="string">
            <text:p>Criação do banco de dados de receita do app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calcext:value-type="string">
            <text:p>Testes de registro de receita no banco de dados do app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calcext:value-type="string">
            <text:p>Elaboração do banco de dados dos nutricionistas disponíveis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calcext:value-type="string">
            <text:p>Integração dos serviços dos nutricionistas com o app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10" office:value-type="string" calcext:value-type="string">
            <text:p>Testes da integração dos serviços dos nutricionistas com o app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calcext:value-type="string">
            <text:p>Simulações do serviço contratado com um usuário não real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Correções de eventuais erros e aperfeiçoamento do processo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21"/>
        </table:table-row>
        <table:table-row table:style-name="ro1" table:number-rows-repeated="2">
          <table:table-cell table:style-name="ce4"/>
          <table:table-cell table:style-name="ce1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2"/>
          <table:table-cell table:style-name="ce15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15"/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09:28:32.570751568</meta:creation-date>
    <dc:date>2021-08-23T11:38:34.851258569</dc:date>
    <meta:editing-duration>PT18M31S</meta:editing-duration>
    <meta:editing-cycles>3</meta:editing-cycles>
    <meta:generator>LibreOffice/6.4.7.2$Linux_X86_64 LibreOffice_project/40$Build-2</meta:generator>
    <meta:document-statistic meta:table-count="1" meta:cell-count="28" meta:object-count="0"/>
  </office:meta>
</office:document-meta>
</file>